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ValidationRule.setMinExpr( Expression min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validate( Object value , ExpressionContext expressionCont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engthValidationRule.setExactExpr( Expression exact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ValidationRule.setMaxExpr( Expression max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